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97a8b"/>
    </style:style>
    <style:style style:name="P2" style:family="paragraph" style:parent-style-name="Preformatted_20_Text">
      <style:paragraph-properties fo:orphans="1" style:writing-mode="lr-tb"/>
      <style:text-properties officeooo:paragraph-rsid="00197a8b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97a8b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97a8b"/>
    </style:style>
    <style:style style:name="P5" style:family="paragraph" style:parent-style-name="Preformatted_20_Text">
      <style:paragraph-properties fo:orphans="1"/>
      <style:text-properties officeooo:paragraph-rsid="00197a8b"/>
    </style:style>
    <style:style style:name="P6" style:family="paragraph" style:parent-style-name="Text_20_body">
      <style:paragraph-properties fo:orphans="1"/>
      <style:text-properties officeooo:paragraph-rsid="00197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4: Refining NP-Complete Complexity Analysis with Specific Problem Types</text:span></text:p>
      <text:p text:style-name="P2"/>
      <text:p text:style-name="P2"><text:span text:style-name="Source_20_Text"># Define a function to model NP-complete problem behavior using COM structuring</text:span></text:p>
      <text:p text:style-name="P2"><text:span text:style-name="Source_20_Text">def np_complete_problem(n, problem_type="SAT", alpha=0.4, beta=0.25, gamma=0.15):</text:span></text:p>
      <text:p text:style-name="P2"><text:span text:style-name="Source_20_Text"><text:s text:c="4"/>"""Simulates NP-complete problem complexity for different known NP-complete problems."""</text:span></text:p>
      <text:p text:style-name="P2"><text:span text:style-name="Source_20_Text"><text:s text:c="4"/>base_complexity = np.exp(alpha * n) * np.cos(beta * n) + gamma * np.log1p(n)</text:span></text:p>
      <text:p text:style-name="P2"><text:span text:style-name="Source_20_Text"><text:s text:c="4"/></text:span></text:p>
      <text:p text:style-name="P2"><text:span text:style-name="Source_20_Text"><text:s text:c="4"/># Apply structured corrections based on problem type</text:span></text:p>
      <text:p text:style-name="P2"><text:span text:style-name="Source_20_Text"><text:s text:c="4"/>if problem_type == "SAT":</text:span></text:p>
      <text:p text:style-name="P2"><text:span text:style-name="Source_20_Text"><text:s text:c="8"/>return base_complexity * (1 + 0.1 * np.sin(n / 5))</text:span></text:p>
      <text:p text:style-name="P2"><text:span text:style-name="Source_20_Text"><text:s text:c="4"/>elif problem_type == "Traveling Salesman":</text:span></text:p>
      <text:p text:style-name="P2"><text:span text:style-name="Source_20_Text"><text:s text:c="8"/>return base_complexity * (1 + 0.2 * np.cos(n / 7))</text:span></text:p>
      <text:p text:style-name="P2"><text:span text:style-name="Source_20_Text"><text:s text:c="4"/>elif problem_type == "Graph Coloring":</text:span></text:p>
      <text:p text:style-name="P2"><text:span text:style-name="Source_20_Text"><text:s text:c="8"/>return base_complexity * (1 + 0.3 * np.sin(n / 4))</text:span></text:p>
      <text:p text:style-name="P2"><text:span text:style-name="Source_20_Text"><text:s text:c="4"/>else:</text:span></text:p>
      <text:p text:style-name="P2"><text:span text:style-name="Source_20_Text"><text:s text:c="8"/>return base_complexity <text:s/># Default if problem type is unspecified</text:span></text:p>
      <text:p text:style-name="P2"/>
      <text:p text:style-name="P2"><text:span text:style-name="Source_20_Text"># Define NP-complete problem types to test</text:span></text:p>
      <text:p text:style-name="P2"><text:span text:style-name="Source_20_Text">np_complete_problems = ["SAT", "Traveling Salesman", "Graph Coloring"]</text:span></text:p>
      <text:p text:style-name="P2"/>
      <text:p text:style-name="P2"><text:span text:style-name="Source_20_Text"># Generate complexity values for each problem type</text:span></text:p>
      <text:p text:style-name="P2"><text:span text:style-name="Source_20_Text">np_complete_complexities = {ptype: [np_complete_problem(n, problem_type=ptype) for n in n_values_extended] for ptype in np_complete_problems}</text:span></text:p>
      <text:p text:style-name="P2"/>
      <text:p text:style-name="P2"><text:span text:style-name="Source_20_Text"># Plot NP-complete problem complexity behaviors under COM structuring</text:span></text:p>
      <text:p text:style-name="P2"><text:span text:style-name="Source_20_Text">plt.figure(figsize=(10, 6))</text:span></text:p>
      <text:p text:style-name="P2"/>
      <text:p text:style-name="P2"><text:span text:style-name="Source_20_Text">for problem_type, complexities in np_complete_complexities.items():</text:span></text:p>
      <text:p text:style-name="P2"><text:span text:style-name="Source_20_Text"><text:s text:c="4"/>plt.plot(n_values_extended, complexities, linestyle="--", label=f"{problem_type} Complexity")</text:span></text:p>
      <text:p text:style-name="P2"/>
      <text:p text:style-name="P2"><text:span text:style-name="Source_20_Text">plt.xlabel("Problem Size (n)")</text:span></text:p>
      <text:p text:style-name="P2"><text:span text:style-name="Source_20_Text">plt.ylabel("Complexity Growth")</text:span></text:p>
      <text:p text:style-name="P2"><text:span text:style-name="Source_20_Text">plt.title("NP-Complete Problems Complexity Behavior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complexity values for NP-complete problems</text:span></text:p>
      <text:p text:style-name="P3"><text:span text:style-name="Source_20_Text">np_complete_complexities</text:span></text:p>
      <text:p text:style-name="P6">Result</text:p>
      <text:p text:style-name="P5">{'SAT': [1.580201772307124,</text:p>
      <text:p text:style-name="P5"><text:s text:c="2"/>2.200362186712247,</text:p>
      <text:p text:style-name="P5"><text:s text:c="2"/>2.786146338032759,</text:p>
      <text:p text:style-name="P5"><text:s text:c="2"/>3.126842790896559,</text:p>
      <text:p text:style-name="P5"><text:s text:c="2"/>2.81737148778934,</text:p>
      <text:p text:style-name="P5"><text:s text:c="2"/>1.1715157597290689,</text:p>
      <text:p text:style-name="P5"><text:s text:c="2"/>-2.8773937924315303,</text:p>
      <text:p text:style-name="P5"><text:s text:c="2"/>-10.867085001110201,</text:p>
      <text:p text:style-name="P5"><text:s text:c="2"/>-24.849902382155264,</text:p>
      <text:p text:style-name="P5"><text:s text:c="2"/>-47.32592320441853,</text:p>
      <text:p text:style-name="P5"><text:s text:c="2"/>-80.96914398476024,</text:p>
      <text:p text:style-name="P5"><text:s text:c="2"/>-128.0091151768326,</text:p>
      <text:p text:style-name="P5"><text:s text:c="2"/>-189.08160298781465,</text:p>
      <text:p text:style-name="P5"><text:s text:c="2"/>-261.3061302560335,</text:p>
      <text:p text:style-name="P5"><text:s text:c="2"/>-335.28711243870606,</text:p>
      <text:p text:style-name="P5"><text:soft-page-break/><text:s text:c="2"/>-390.6732754538808,</text:p>
      <text:p text:style-name="P5"><text:soft-page-break/><text:s text:c="2"/>-389.86107555330824,</text:p>
      <text:p text:style-name="P5"><text:s text:c="2"/>-269.4298530631848,</text:p>
      <text:p text:style-name="P5"><text:s text:c="2"/>70.96104889573421,</text:p>
      <text:p text:style-name="P5"><text:s text:c="2"/>782.0130860694059,</text:p>
      <text:p text:style-name="P5"><text:s text:c="2"/>2079.2194838819887,</text:p>
      <text:p text:style-name="P5"><text:s text:c="2"/>4254.519178123796,</text:p>
      <text:p text:style-name="P5"><text:s text:c="2"/>7676.805952750806,</text:p>
      <text:p text:style-name="P5"><text:s text:c="2"/>12764.906147492515,</text:p>
      <text:p text:style-name="P5"><text:s text:c="2"/>19903.77192406644,</text:p>
      <text:p text:style-name="P5"><text:s text:c="2"/>29255.72168810951,</text:p>
      <text:p text:style-name="P5"><text:s text:c="2"/>40393.502597123814,</text:p>
      <text:p text:style-name="P5"><text:s text:c="2"/>51653.30287580523,</text:p>
      <text:p text:style-name="P5"><text:s text:c="2"/>59081.12240391614],</text:p>
      <text:p text:style-name="P5"><text:s/>'Traveling Salesman': [1.8561467624734882,</text:p>
      <text:p text:style-name="P5"><text:s text:c="2"/>2.524293715747517,</text:p>
      <text:p text:style-name="P5"><text:s text:c="2"/>3.1169819470302302,</text:p>
      <text:p text:style-name="P5"><text:s text:c="2"/>3.4083579227476744,</text:p>
      <text:p text:style-name="P5"><text:s text:c="2"/>2.9913937798919985,</text:p>
      <text:p text:style-name="P5"><text:s text:c="2"/>1.2119336641557594,</text:p>
      <text:p text:style-name="P5"><text:s text:c="2"/>-2.9023174935808163,</text:p>
      <text:p text:style-name="P5"><text:s text:c="2"/>-10.699547386622067,</text:p>
      <text:p text:style-name="P5"><text:s text:c="2"/>-23.918357169681236,</text:p>
      <text:p text:style-name="P5"><text:s text:c="2"/>-44.61109857942383,</text:p>
      <text:p text:style-name="P5"><text:soft-page-break/><text:s text:c="2"/>-74.9030230471992,</text:p>
      <text:p text:style-name="P5"><text:s text:c="2"/>-116.48030277054063,</text:p>
      <text:p text:style-name="P5"><text:s text:c="2"/>-169.65468336257695,</text:p>
      <text:p text:style-name="P5"><text:s text:c="2"/>-231.7929956766665,</text:p>
      <text:p text:style-name="P5"><text:s text:c="2"/>-294.82395436779314,</text:p>
      <text:p text:style-name="P5"><text:s text:c="2"/>-341.444830187743,</text:p>
      <text:p text:style-name="P5"><text:s text:c="2"/>-339.5609205756126,</text:p>
      <text:p text:style-name="P5"><text:s text:c="2"/>-234.44253520722316,</text:p>
      <text:p text:style-name="P5"><text:s text:c="2"/>61.82792017425296,</text:p>
      <text:p text:style-name="P5"><text:s text:c="2"/>683.6328227685668,</text:p>
      <text:p text:style-name="P5"><text:s text:c="2"/>1826.7524654221377,</text:p>
      <text:p text:style-name="P5"><text:s text:c="2"/>3761.567573135205,</text:p>
      <text:p text:style-name="P5"><text:s text:c="2"/>6836.72158197045,</text:p>
      <text:p text:style-name="P5"><text:s text:c="2"/>11457.709579654987,</text:p>
      <text:p text:style-name="P5"><text:s text:c="2"/>18012.381254198343,</text:p>
      <text:p text:style-name="P5"><text:s text:c="2"/>26696.69018619979,</text:p>
      <text:p text:style-name="P5"><text:s text:c="2"/>37168.49481886029,</text:p>
      <text:p text:style-name="P5"><text:s text:c="2"/>47926.150479478325,</text:p>
      <text:p text:style-name="P5"><text:s text:c="2"/>55277.57519114881],</text:p>
      <text:p text:style-name="P5"><text:s/>'Graph Coloring': [1.6644193175755522,</text:p>
      <text:p text:style-name="P5"><text:s text:c="2"/>2.422498595912376,</text:p>
      <text:p text:style-name="P5"><text:s text:c="2"/>3.1765295863196177,</text:p>
      <text:p text:style-name="P5"><text:s text:c="2"/>3.6540607613107934,</text:p>
      <text:p text:style-name="P5"><text:s text:c="2"/>3.3385360303396032,</text:p>
      <text:p text:style-name="P5"><text:s text:c="2"/>1.3923203867795317,</text:p>
      <text:p text:style-name="P5"><text:s text:c="2"/>-3.3924767766862503,</text:p>
      <text:p text:style-name="P5"><text:soft-page-break/><text:s text:c="2"/>-12.57458627838744,</text:p>
      <text:p text:style-name="P5"><text:s text:c="2"/>-27.930418126603172,</text:p>
      <text:p text:style-name="P5"><text:s text:c="2"/>-51.17002043294349,</text:p>
      <text:p text:style-name="P5"><text:s text:c="2"/>-83.48984887345296,</text:p>
      <text:p text:style-name="P5"><text:s text:c="2"/>-124.98615482048932,</text:p>
      <text:p text:style-name="P5"><text:s text:c="2"/>-173.97581311369754,</text:p>
      <text:p text:style-name="P5"><text:s text:c="2"/>-226.22917851784644,</text:p>
      <text:p text:style-name="P5"><text:s text:c="2"/>-273.9302650743588,</text:p>
      <text:p text:style-name="P5"><text:s text:c="2"/>-303.7476232724646,</text:p>
      <text:p text:style-name="P5"><text:s text:c="2"/>-292.6633735099422,</text:p>
      <text:p text:style-name="P5"><text:s text:c="2"/>-199.23360875974072,</text:p>
      <text:p text:style-name="P5"><text:s text:c="2"/>52.92611571133613,</text:p>
      <text:p text:style-name="P5"><text:s text:c="2"/>602.6547484090648,</text:p>
      <text:p text:style-name="P5"><text:s text:c="2"/>1690.8126147165476,</text:p>
      <text:p text:style-name="P5"><text:s text:c="2"/>3706.7321217402005,</text:p>
      <text:p text:style-name="P5"><text:s text:c="2"/>7224.067041264238,</text:p>
      <text:p text:style-name="P5"><text:s text:c="2"/>12988.789617111346,</text:p>
      <text:p text:style-name="P5"><text:s text:c="2"/>21795.696723575107,</text:p>
      <text:p text:style-name="P5"><text:s text:c="2"/>34161.809832893065,</text:p>
      <text:p text:style-name="P5"><text:s text:c="2"/>49686.77723053323,</text:p>
      <text:p text:style-name="P5"><text:s text:c="2"/>66000.34264658856,</text:p>
      <text:p text:style-name="P4"><text:s text:c="2"/>77259.16258389247]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00:30.952451352</meta:creation-date>
    <dc:date>2025-02-09T13:01:57.094482029</dc:date>
    <meta:editing-duration>PT1M26S</meta:editing-duration>
    <meta:editing-cycles>1</meta:editing-cycles>
    <meta:document-statistic meta:table-count="0" meta:image-count="0" meta:object-count="0" meta:page-count="5" meta:paragraph-count="119" meta:word-count="287" meta:character-count="3531" meta:non-whitespace-character-count="3124"/>
    <meta:generator>LibreOffice/24.2.7.2$Linux_X86_64 LibreOffice_project/420$Build-2</meta:generator>
  </office:meta>
</office:document-meta>
</file>